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fab3" officeooo:paragraph-rsid="001bfab3" style:font-weight-asian="bold" style:font-weight-complex="bold"/>
    </style:style>
    <style:style style:name="P2" style:family="paragraph" style:parent-style-name="Standard">
      <style:text-properties fo:font-weight="normal" officeooo:rsid="001bfab3" officeooo:paragraph-rsid="001bfab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fab3" officeooo:paragraph-rsid="001bfab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bfab3" officeooo:paragraph-rsid="001bfab3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bfab3" officeooo:paragraph-rsid="001c214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bfab3" officeooo:paragraph-rsid="001e037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037d" officeooo:paragraph-rsid="001fc05d" style:font-weight-asian="normal" style:font-weight-complex="normal"/>
    </style:style>
    <style:style style:name="P8" style:family="paragraph" style:parent-style-name="Standard">
      <style:text-properties fo:font-size="14pt" fo:font-weight="normal" officeooo:rsid="001bfab3" officeooo:paragraph-rsid="001bfab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e037d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0pt" fo:font-weight="bold" officeooo:rsid="001c214a" officeooo:paragraph-rsid="001c214a" style:font-name-asian="Century Gothic1" style:font-size-asian="10pt" style:font-weight-asian="bold" style:font-name-complex="Century Gothic1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10pt" fo:font-weight="bold" officeooo:rsid="001bfab3" officeooo:paragraph-rsid="001e037d" style:font-name-asian="Century Gothic1" style:font-size-asian="10pt" style:font-weight-asian="bold" style:font-name-complex="Century Gothic1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10pt" fo:font-weight="normal" officeooo:rsid="001c214a" officeooo:paragraph-rsid="001c214a" style:font-name-asian="Century Gothic1" style:font-size-asian="10pt" style:font-weight-asian="normal" style:font-name-complex="Century Gothic1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10pt" fo:font-weight="normal" officeooo:rsid="001c214a" officeooo:paragraph-rsid="001e037d" style:font-name-asian="Century Gothic1" style:font-size-asian="10pt" style:font-weight-asian="normal" style:font-name-complex="Century Gothic1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10pt" fo:font-weight="normal" officeooo:rsid="001e037d" officeooo:paragraph-rsid="001c214a" style:font-name-asian="Century Gothic1" style:font-size-asian="10pt" style:font-weight-asian="normal" style:font-name-complex="Century Gothic1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Gothic" fo:font-size="10pt" fo:font-weight="normal" officeooo:rsid="001e037d" officeooo:paragraph-rsid="001e037d" style:font-name-asian="Century Gothic1" style:font-size-asian="10pt" style:font-weight-asian="normal" style:font-name-complex="Century Gothic1" style:font-size-complex="1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10pt" fo:font-weight="normal" officeooo:rsid="00232122" officeooo:paragraph-rsid="00232122" style:font-name-asian="Century Gothic1" style:font-size-asian="10pt" style:font-weight-asian="normal" style:font-name-complex="Century Gothic1" style:font-size-complex="10pt" style:font-weight-complex="normal"/>
    </style:style>
    <style:style style:name="P17" style:family="paragraph" style:parent-style-name="Standard">
      <style:paragraph-properties fo:margin-top="0cm" fo:margin-bottom="0.282cm" loext:contextual-spacing="false" fo:text-align="center" style:justify-single-word="false"/>
      <style:text-properties fo:font-weight="normal" officeooo:rsid="001bfab3" officeooo:paragraph-rsid="00216432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e037d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1fc05d" officeooo:paragraph-rsid="001fc05d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1e037d" officeooo:paragraph-rsid="001fc05d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232544" officeooo:paragraph-rsid="00232544" style:font-weight-asian="normal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Century Gothic" fo:font-size="10pt" fo:font-weight="bold" officeooo:rsid="001bfab3" officeooo:paragraph-rsid="001fc05d" style:font-name-asian="Century Gothic1" style:font-size-asian="10pt" style:font-weight-asian="bold" style:font-name-complex="Century Gothic1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232544"/>
    </style:style>
    <style:style style:name="P24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Century Gothic" fo:font-size="10pt" fo:font-weight="bold" officeooo:rsid="001bfab3" officeooo:paragraph-rsid="00216432" style:font-name-asian="Century Gothic1" style:font-size-asian="10pt" style:font-weight-asian="bold" style:font-name-complex="Century Gothic1" style:font-size-complex="10pt" style:font-weight-complex="bold"/>
    </style:style>
    <style:style style:name="P25" style:family="paragraph" style:parent-style-name="Standard">
      <style:paragraph-properties fo:margin-top="0cm" fo:margin-bottom="0.282cm" loext:contextual-spacing="false" fo:text-align="start" style:justify-single-word="false"/>
      <style:text-properties style:font-name="Century Gothic" fo:font-size="10pt" fo:font-weight="bold" officeooo:rsid="00232122" officeooo:paragraph-rsid="00232122" style:font-name-asian="Century Gothic1" style:font-size-asian="10pt" style:font-weight-asian="bold" style:font-name-complex="Century Gothic1" style:font-size-complex="10pt" style:font-weight-complex="bold"/>
    </style:style>
    <style:style style:name="P26" style:family="paragraph" style:parent-style-name="Standard">
      <style:paragraph-properties fo:margin-top="0cm" fo:margin-bottom="0.282cm" loext:contextual-spacing="false" fo:text-align="center" style:justify-single-word="false"/>
      <style:text-properties fo:font-weight="bold" officeooo:rsid="00232544" officeooo:paragraph-rsid="00232544" style:font-weight-asian="bold" style:font-weight-complex="bold"/>
    </style:style>
    <style:style style:name="P27" style:family="paragraph" style:parent-style-name="Standard">
      <style:paragraph-properties fo:margin-top="0cm" fo:margin-bottom="0.282cm" loext:contextual-spacing="false" fo:text-align="start" style:justify-single-word="false"/>
      <style:text-properties fo:font-weight="bold" officeooo:rsid="00232544" officeooo:paragraph-rsid="00232544" style:font-weight-asian="bold" style:font-weight-complex="bold"/>
    </style:style>
    <style:style style:name="T1" style:family="text">
      <style:text-properties style:font-name="Century Gothic" fo:font-size="10pt" fo:font-weight="bold" style:font-name-asian="Century Gothic1" style:font-size-asian="10pt" style:font-weight-asian="bold" style:font-name-complex="Century Gothic1" style:font-size-complex="10pt" style:font-weight-complex="bold"/>
    </style:style>
    <style:style style:name="T2" style:family="text">
      <style:text-properties style:font-name="Century Gothic" fo:font-size="10pt" fo:font-weight="bold" officeooo:rsid="001bfab3" style:font-name-asian="Century Gothic1" style:font-size-asian="10pt" style:font-weight-asian="bold" style:font-name-complex="Century Gothic1" style:font-size-complex="10pt" style:font-weight-complex="bold"/>
    </style:style>
    <style:style style:name="T3" style:family="text">
      <style:text-properties style:font-name="Century Gothic" fo:font-size="10pt" fo:font-weight="bold" officeooo:rsid="001c214a" style:font-name-asian="Century Gothic1" style:font-size-asian="10pt" style:font-weight-asian="bold" style:font-name-complex="Century Gothic1" style:font-size-complex="10pt" style:font-weight-complex="bold"/>
    </style:style>
    <style:style style:name="T4" style:family="text">
      <style:text-properties style:font-name="Century Gothic" fo:font-size="10pt" fo:font-weight="bold" officeooo:rsid="001fc05d" style:font-name-asian="Century Gothic1" style:font-size-asian="10pt" style:font-weight-asian="bold" style:font-name-complex="Century Gothic1" style:font-size-complex="10pt" style:font-weight-complex="bold"/>
    </style:style>
    <style:style style:name="T5" style:family="text">
      <style:text-properties style:font-name="Century Gothic" fo:font-size="10pt" fo:font-weight="bold" officeooo:rsid="00200e85" style:font-name-asian="Century Gothic1" style:font-size-asian="10pt" style:font-weight-asian="bold" style:font-name-complex="Century Gothic1" style:font-size-complex="10pt" style:font-weight-complex="bold"/>
    </style:style>
    <style:style style:name="T6" style:family="text">
      <style:text-properties style:font-name="Century Gothic" fo:font-size="10pt" fo:font-weight="bold" officeooo:rsid="00232544" style:font-name-asian="Century Gothic1" style:font-size-asian="10pt" style:font-weight-asian="bold" style:font-name-complex="Century Gothic1" style:font-size-complex="10pt" style:font-weight-complex="bold"/>
    </style:style>
    <style:style style:name="T7" style:family="text">
      <style:text-properties style:font-name="Century Gothic" fo:font-size="10pt" style:font-name-asian="Century Gothic1" style:font-size-asian="10pt" style:font-name-complex="Century Gothic1" style:font-size-complex="10pt"/>
    </style:style>
    <style:style style:name="T8" style:family="text">
      <style:text-properties style:font-name="Century Gothic" fo:font-size="10pt" officeooo:rsid="001e037d" style:font-name-asian="Century Gothic1" style:font-size-asian="10pt" style:font-name-complex="Century Gothic1" style:font-size-complex="10pt"/>
    </style:style>
    <style:style style:name="T9" style:family="text">
      <style:text-properties style:font-name="Century Gothic" fo:font-size="10pt" officeooo:rsid="001bfab3" style:font-name-asian="Century Gothic1" style:font-size-asian="10pt" style:font-name-complex="Century Gothic1" style:font-size-complex="10pt"/>
    </style:style>
    <style:style style:name="T10" style:family="text">
      <style:text-properties style:font-name="Century Gothic" fo:font-size="10pt" officeooo:rsid="001fc05d" style:font-name-asian="Century Gothic1" style:font-size-asian="10pt" style:font-name-complex="Century Gothic1" style:font-size-complex="10pt"/>
    </style:style>
    <style:style style:name="T11" style:family="text">
      <style:text-properties style:font-name="Century Gothic" fo:font-size="10pt" officeooo:rsid="00216432" style:font-name-asian="Century Gothic1" style:font-size-asian="10pt" style:font-name-complex="Century Gothic1" style:font-size-complex="10pt"/>
    </style:style>
    <style:style style:name="T12" style:family="text">
      <style:text-properties style:font-name="Century Gothic" fo:font-size="10pt" fo:font-weight="normal" style:font-name-asian="Century Gothic1" style:font-size-asian="10pt" style:font-weight-asian="normal" style:font-name-complex="Century Gothic1" style:font-size-complex="10pt" style:font-weight-complex="normal"/>
    </style:style>
    <style:style style:name="T13" style:family="text">
      <style:text-properties style:font-name="Century Gothic" fo:font-size="10pt" fo:font-weight="normal" officeooo:rsid="001c214a" style:font-name-asian="Century Gothic1" style:font-size-asian="10pt" style:font-weight-asian="normal" style:font-name-complex="Century Gothic1" style:font-size-complex="10pt" style:font-weight-complex="normal"/>
    </style:style>
    <style:style style:name="T14" style:family="text">
      <style:text-properties style:font-name="Century Gothic" fo:font-size="10pt" fo:font-weight="normal" officeooo:rsid="001fc05d" style:font-name-asian="Century Gothic1" style:font-size-asian="10pt" style:font-weight-asian="normal" style:font-name-complex="Century Gothic1" style:font-size-complex="10pt" style:font-weight-complex="normal"/>
    </style:style>
    <style:style style:name="T15" style:family="text">
      <style:text-properties style:font-name="Century Gothic" fo:font-size="10pt" fo:font-weight="normal" officeooo:rsid="001bfab3" style:font-name-asian="Century Gothic1" style:font-size-asian="10pt" style:font-weight-asian="normal" style:font-name-complex="Century Gothic1" style:font-size-complex="10pt" style:font-weight-complex="normal"/>
    </style:style>
    <style:style style:name="T16" style:family="text">
      <style:text-properties style:font-name="Century Gothic" fo:font-size="10pt" fo:font-weight="normal" officeooo:rsid="00232544" style:font-name-asian="Century Gothic1" style:font-size-asian="10pt" style:font-weight-asian="normal" style:font-name-complex="Century Gothic1" style:font-size-complex="10pt" style:font-weight-complex="normal"/>
    </style:style>
    <style:style style:name="T17" style:family="text">
      <style:text-properties officeooo:rsid="00232122"/>
    </style:style>
    <style:style style:name="T18" style:family="text">
      <style:text-properties fo:font-weight="normal" officeooo:rsid="00232544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 esta lección vamos a aprender a insertar imagenes, videos y mapas.</text:p>
      <text:p text:style-name="P2"/>
      <text:p text:style-name="P3"/>
      <text:p text:style-name="P4">Para insertar una imagen, se usara la siguiente etiqueta:</text:p>
      <text:p text:style-name="P4"/>
      <text:p text:style-name="P5"><text:span text:style-name="T1">&lt;img src=</text:span><text:span text:style-name="T7">"enlace</text:span><text:span text:style-name="T1">"&gt; &lt;/img&gt;</text:span></text:p>
      <text:p text:style-name="P10"/>
      <text:p text:style-name="P12"/>
      <text:p text:style-name="P12">Es muy importante tener en cuenta el tipo de ruta que se va a poner en la ruta Hay dos tipos:</text:p>
      <text:list xml:id="list2930975989700229753" text:style-name="L1">
        <text:list-item>
          <text:p text:style-name="P18"><text:span text:style-name="T13">La </text:span><text:span text:style-name="T3">ruta absoluta</text:span><text:span text:style-name="T13">: </text:span><text:span text:style-name="T7">se indica toda la ruta del archivo incluyendo el directorio raíz. Por ejemplo, </text:span><text:span text:style-name="Strong_20_Emphasis"><text:span text:style-name="T7">C:\carpeta1\carpeta2\archivo1</text:span></text:span><text:span text:style-name="T7">.</text:span><text:span text:style-name="Strong_20_Emphasis"><text:span text:style-name="T7">doc</text:span></text:span></text:p>
        </text:list-item>
      </text:list>
      <text:p text:style-name="P9"><text:span text:style-name="T13"><text:tab/></text:span><text:span text:style-name="T14">Suele ser la dirección Online de la imagen que quieras insertar.</text:span></text:p>
      <text:p text:style-name="P13"/>
      <text:p text:style-name="P13"/>
      <text:list xml:id="list150110622713623" text:continue-numbering="true" text:style-name="L1">
        <text:list-item>
          <text:p text:style-name="P18"><text:span text:style-name="T13">La </text:span><text:span text:style-name="T3">ruta relativa: </text:span><text:span text:style-name="T12">se indica la ruta a partir de donde este en ese momento situado. No se incluye el directorio raíz. Por ejemplo, si estamos en la ruta </text:span><text:span text:style-name="Strong_20_Emphasis"><text:span text:style-name="T1">C:\carpeta1</text:span></text:span><text:span text:style-name="T12"> y queremos acceder al </text:span><text:span text:style-name="Strong_20_Emphasis"><text:span text:style-name="T1">archivo1</text:span></text:span><text:span text:style-name="Strong_20_Emphasis"><text:span text:style-name="T12"> </text:span></text:span><text:span text:style-name="T12">que esta dentro de la </text:span><text:span text:style-name="Strong_20_Emphasis"><text:span text:style-name="T1">carpeta2</text:span></text:span><text:span text:style-name="Strong_20_Emphasis"><text:span text:style-name="T12">,</text:span></text:span><text:span text:style-name="T12"> seria </text:span><text:span text:style-name="Strong_20_Emphasis"><text:span text:style-name="T1">carpeta2\archivo1.</text:span></text:span></text:p>
          <text:p text:style-name="P19"><text:span text:style-name="T8">C</text:span><text:span text:style-name="T7">orresponde en este caso a una imagen guardada en tu ordenador.</text:span></text:p>
        </text:list-item>
      </text:list>
      <text:p text:style-name="P14"/>
      <text:p text:style-name="P15">Ejemplo: </text:p>
      <text:list xml:id="list7501763191629940782" text:style-name="L2">
        <text:list-item>
          <text:p text:style-name="P20"><text:span text:style-name="T7">De ruta absoluta: </text:span><text:span text:style-name="T2">&lt;img src=</text:span><text:span text:style-name="T9">"</text:span><text:span text:style-name="T10">http://www.google.es/url?sa=i&amp;rct=j&amp;q=&amp;esrc=s&amp;source=images&amp;cd=&amp;cad=rja&amp;uact=8&amp;ved=0ahUKEwjQkN-Wk_XMAhWGJSwKHUFaBYsQjRwIBw&amp;url=http%3A%2F%2Fblog.hostalia.com%2F2013%2F09%2F&amp;bvm=bv.122852650,d.bGg&amp;psig=AFQjCNGukiJRNsha_JU-uRQjxA10Sg04BQ&amp;ust=1464263063491429</text:span><text:span text:style-name="T2">"&gt; &lt;/img&gt;</text:span></text:p>
          <text:p text:style-name="P22"/>
        </text:list-item>
        <text:list-item>
          <text:p text:style-name="P20"><text:span text:style-name="T7">De ruta relativa: <text:s/></text:span><text:span text:style-name="T2">&lt;img src=</text:span><text:span text:style-name="T9">"</text:span><text:span text:style-name="Strong_20_Emphasis"><text:span text:style-name="T15">carpeta2\archivo1</text:span></text:span><text:span text:style-name="T9">"</text:span><text:span text:style-name="T2">&gt; &lt;/img&gt;</text:span></text:p>
        </text:list-item>
      </text:list>
      <text:p text:style-name="P11"/>
      <text:p text:style-name="P11"/>
      <text:p text:style-name="P11"/>
      <text:p text:style-name="P7"><text:span text:style-name="T2">Es aconsejable trabajar con la ruta relativa porque es más cómoda </text:span><text:span text:style-name="T4">a la hora de </text:span><text:span text:style-name="T5">trabajar con ellas y </text:span><text:span text:style-name="T4">cargar las imagenes , ya que no tiene que usar la Conxión a Internet para hacerlo.</text:span></text:p>
      <text:p text:style-name="P14"/>
      <text:p text:style-name="P14"/>
      <text:p text:style-name="P14"/>
      <text:p text:style-name="P6"/>
      <text:p text:style-name="P6">Para insertar un <text:span text:style-name="T17">video</text:span>, se usara la siguiente etiqueta:</text:p>
      <text:p text:style-name="P6"/>
      <text:p text:style-name="P17"><text:span text:style-name="T1">&lt;iframe src =</text:span><text:span text:style-name="T7">" </text:span><text:span text:style-name="T11">enlace </text:span><text:span text:style-name="T7">"</text:span><text:span text:style-name="T1">&gt; &lt;/iframe&gt;</text:span></text:p>
      <text:p text:style-name="P24"/>
      <text:p text:style-name="P25">Por lo general, las plataformas de videos online, como Youtube, traen la opción de conseguir el link con el código html para copiar y pegarlo directamente. Sino se consigue de esta manera, se usará el link de la misma manera que la imagen.</text:p>
      <text:p text:style-name="P12"/>
      <text:p text:style-name="P12"/>
      <text:p text:style-name="P16">También resulta muy práctico a la hora de realizar páginas web la inserción de mapas y streetviews de google. Podrás conseguir el código html en la página de <text:a xlink:type="simple" xlink:href="http://www.google.maps/" text:style-name="Internet_20_link" text:visited-style-name="Visited_20_Internet_20_Link">www.google.maps</text:a></text:p>
      <text:p text:style-name="P16"/>
      <text:p text:style-name="P16"/>
      <text:p text:style-name="P16">(imagen ilustrativa (dos dentro de boxes)</text:p>
      <text:p text:style-name="P1"/>
      <text:p text:style-name="P1"/>
      <text:p text:style-name="P21"/>
      <text:p text:style-name="P21"/>
      <text:p text:style-name="P21"/>
      <text:p text:style-name="P21"><text:soft-page-break/></text:p>
      <text:p text:style-name="P23"><text:span text:style-name="T18">Por último, podrás cambiar el tamaño de las imagenes, los videos y los mapas añadiendo dentro de la etiqueta los siguientes valores:</text:span></text:p>
      <text:p text:style-name="P23"><text:span text:style-name="T16"/></text:p>
      <text:p text:style-name="P23"><text:span text:style-name="T1">width= " </text:span><text:span text:style-name="T6">X</text:span><text:span text:style-name="T16"> </text:span><text:span text:style-name="T1">" </text:span><text:span text:style-name="T7"><text:s text:c="3"/>para lo largo</text:span></text:p>
      <text:p text:style-name="P26"><text:span text:style-name="T7">height="</text:span><text:span text:style-name="T12"> X</text:span><text:span text:style-name="T7"> <text:s/>" <text:s/></text:span><text:span text:style-name="T12">para lo ancho</text:span></text:p>
      <text:p text:style-name="P27"><text:span text:style-name="T12"/></text:p>
      <text:p text:style-name="P27"><text:span text:style-name="T12">El tamaño </text:span><text:span text:style-name="T7">X</text:span><text:span text:style-name="T12"> puede ser especificado mediante porcentajes ("%50") o resolución en pixeles ("360").</text:span></text:p>
      <text:p text:style-name="P27"><text:span text:style-name="T12"/></text:p>
      <text:p text:style-name="P27"><text:span text:style-name="T12">Ejemplo:</text:span></text:p>
      <text:p text:style-name="P27"><text:span text:style-name="T12"><text:tab/><text:tab/>&lt;img src="imagenes/footerInsta.jpg" width="15%" height="15%"&gt; &lt;/img&gt;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entury Gothic" svg:font-family="'Century Gothic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entury Gothic1" svg:font-family="'Century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7M39S</meta:editing-duration>
    <meta:editing-cycles>27</meta:editing-cycles>
    <meta:generator>LibreOffice/5.0.6.3$Linux_x86 LibreOffice_project/490fc03b25318460cfc54456516ea2519c11d1aa</meta:generator>
    <dc:date>2016-05-25T15:01:10.401001292</dc:date>
    <meta:document-statistic meta:table-count="0" meta:image-count="0" meta:object-count="0" meta:page-count="2" meta:paragraph-count="24" meta:word-count="328" meta:character-count="2204" meta:non-whitespace-character-count="1894"/>
    <meta:user-defined meta:name="Info 1"/>
    <meta:user-defined meta:name="Info 2"/>
    <meta:user-defined meta:name="Info 3"/>
    <meta:user-defined meta:name="Info 4"/>
  </office:meta>
</office:document-meta>
</file>